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6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1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15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default-cell-style-name="ce14"/>
        <table:table-column table:style-name="co2" table:number-columns-repeated="2" table:default-cell-style-name="ce7"/>
        <table:table-column table:style-name="co2" table:default-cell-style-name="ce1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6" table:number-rows-spanned="1">
            <text:p>Node</text:p>
          </table:table-cell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lmoni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epesza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onkybrai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badger.merkle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moebacor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Rinkebywhal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hozt.portalnetworkweb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hristophershe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hyrextsai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crypto.dappnod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etherwalle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game.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v.gnelson.eth</text:p>
          </table:table-cell>
          <table:table-cell office:value-type="string" calcext:value-type="string" table:number-columns-spanned="6" table:number-rows-spanned="1">
            <text:p>0xececefd45e8fbb71eac68b5776a371f029f3f5e1ca8f1615b32c1db54a56c79c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forkslowtrade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digitallyrare.eth</text:p>
          </table:table-cell>
          <table:table-cell office:value-type="string" calcext:value-type="string" table:number-columns-spanned="6" table:number-rows-spanned="1">
            <text:p>0xf403b210ea40ecbed1ec9d130fe68c6adc6363e2604f82781814c18777a9b389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eelyadav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keydonix.eth</text:p>
          </table:table-cell>
          <table:table-cell office:value-type="string" calcext:value-type="string" table:number-columns-spanned="6" table:number-rows-spanned="1">
            <text:p>0x61b4ec9ea0904d74e3930240316ce5dfbf086430d39d32b8b2fe4baca561840a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mattcondo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athanclayforcongress.eth</text:p>
          </table:table-cell>
          <table:table-cell office:value-type="string" calcext:value-type="string" table:number-columns-spanned="6" table:number-rows-spanned="1">
            <text:p>0x051bd7ffc14b470f4d0f8244ae4c937ad7ae7b7c2b9093596c1a4b5c073dcafa</text:p>
          </table:table-cell>
          <table:covered-table-cell table:number-columns-repeated="5" table:style-name="ce12"/>
          <table:table-cell table:style-name="ce3" office:value-type="string" calcext:value-type="string">
            <text:p>Mys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sherma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liquid-long.keydonix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liquid-close.keydonix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hadriencroubois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badger.merklework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pricefeed.doracle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ipfs</text:p>
          </table:table-cell>
          <table:covered-table-cell table:number-columns-repeated="2" table:style-name="ce9"/>
          <table:table-cell table:style-name="ce13" office:value-type="string" calcext:value-type="string" table:number-columns-spanned="4" table:number-rows-spanned="1">
            <text:p>ENS node</text:p>
          </table:table-cell>
          <table:covered-table-cell table:number-columns-repeated="2" table:style-name="ce9"/>
          <table:covered-table-cell table:style-name="ce1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NxpPDsfY4vTm1VR1rzLJaZA7sfzyESdrPXNWbqqabW1a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cykvUsUHTwFi66kdzWJMshmzVquocp8Kt3i8dXCRq5r8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QmVCTEwTrTpyWeAiUsaotMApujwXecJ48zNKH9Uv9sEBB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RAQB6YaCyidP37UdDnjFY5vQuiBrcqdyoW1CuDgwxkD4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DddsCDHhrkw7ndkPjDLhNAUBKYrAKQiYSRQosP49ZYB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S4ustL54uo8FzR9455qaxZwuMiUhyvMcX9Ba8nUH4uV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Ui81RqNSoA7giBv2UZ9woQQiEr9pfgsZBYC5BxkJwJ6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oaFB2tsXa4YWNERQsypnxuQU84Dz4sw1jDB6DGcGwRH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WD769euu5uy7gjzUZJD3Zeb27ky2MtFzT24c6uCcg3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2V777o5XvJbYMeMb8k2nU5f8d3ciUQ5YpYuWhzv8iD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TcS3YYT61mUyJEg6b7MycshiKnE9BiDfbsicwB4SCH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aDwqZm4GTmHY7MwuGZoWnQSgpSmwb8nKDZZPQgthSzDF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YwAPJzv5CZsnA625s3Xf2nemtYgPpHdWEz79ojWnPbd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w6a8D3EnGRJtGVkEW6uwLP7WQckR4Gx89iMakfXaxK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y27rzxLAfukEFRuYkhSoW5V8oLbpHZJQ9nfJkcBUva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TEBPdNxJFFsH1wRE3YeWHREWDiSex8xhgTnqknyxWgu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kaZhJfFyfaGd334MUN6LRNkUE16pAuPwbgrNDe28fes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SS9nRTZRV5RB7cSp2v6cxCVHhy8D6Kfr2ikAR4jds46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eriuiwQLjHpEqHRp2FV9RdpQ2bNSREmxJi3KiAxytm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ZoHo1wi4G9VHX6xLmMBRdFpdHMkHnsqVXqV6Vsng9m8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Xnnme2tC1JVxvHMM52xwy1gDfZnymrA1soTwiMTLqRK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NTnKEmvbNfK3ytEMfPhGoW56urDKkqoRj2jRy9p1ggep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dbbe1f1677aa5895028cf2b94c71166707409726830a8c0ee7832c8d065d38a2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10"/>
          <table:table-cell table:style-name="ce15" table:number-columns-spanned="4" table:number-rows-spanned="1"/>
          <table:covered-table-cell table:number-columns-repeated="2" table:style-name="ce10"/>
          <table:covered-table-cell table:style-name="ce15"/>
          <table:table-cell table:style-name="ce3"/>
          <table:table-cell table:number-columns-repeated="2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Looking for ENS name</text:p>
          </table:table-cell>
          <table:covered-table-cell table:style-name="ce7"/>
          <table:covered-table-cell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check</text:p>
          </table:table-cell>
          <table:table-cell table:style-name="ce8" office:value-type="string" calcext:value-type="string">
            <text:p>ENS node</text:p>
          </table:table-cell>
          <table:table-cell table:style-name="ce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>
            <text:p>dappnode</text:p>
          </table:table-cell>
          <table:table-cell table:style-name="ce7" office:value-type="string" calcext:value-type="string">
            <text:p>0x4d5414bb05a2c7bd219f8c9e77a70d9e02454b24fc84e17cc98d79d924e4dae6</text:p>
          </table:table-cell>
          <table:table-cell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afca622bef71134abe09daacd8df76708d27b3a19e355f24ee668829adc220ee</text:p>
          </table:table-cell>
          <table:table-cell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e31c84018fe48fc01b1866f320b86f76ec1d422098cdc8e0e98652965824d521</text:p>
          </table:table-cell>
          <table:table-cell office:value-type="string" calcext:value-type="string">
            <text:p>Qmd2V777o5XvJbYMeMb8k2nU5f8d3ciUQ5YpYuWhzv8iDj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051bd7ffc14b470f4d0f8244ae4c937ad7ae7b7c2b9093596c1a4b5c073dcafa</text:p>
          </table:table-cell>
          <table:table-cell table:style-name="ce11" office:value-type="string" calcext:value-type="string">
            <text:p>QmRoZBbhSdZ4zrwaTPuMpYhkCKZ5yLuFMmRkFdF9Qm4jeT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b1ea4abbc4a6eb9739afa3990eb59ac825aa81645cc5c27293bf6fba250cb894</text:p>
          </table:table-cell>
          <table:table-cell table:style-name="ce11" office:value-type="string" calcext:value-type="string">
            <text:p>QmUqTrBBGMojjCGBHLfh6JdKZe2bDqrY8L8Tp4z5aZbn8N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07:51:44.934578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6-04T07:52:47.331134106</dc:date>
    <dc:creator>Eyal Ron</dc:creator>
    <meta:editing-duration>PT1H11M23S</meta:editing-duration>
    <meta:editing-cycles>18</meta:editing-cycles>
    <meta:generator>LibreOffice/5.1.6.2$Linux_X86_64 LibreOffice_project/10m0$Build-2</meta:generator>
    <meta:document-statistic meta:table-count="1" meta:cell-count="98" meta:object-count="0"/>
  </office:meta>
</office:document-meta>
</file>